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ff7" officeooo:paragraph-rsid="0014a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Object Oriented programming is a programming style which is associated with the concepts like class, object, Inheritance, Encapsulation, Abstraction, Polymorphism. Most popular programming languages like Java, C++, C#, Ruby, etc. follow an object oriented programming paradigm.”</text:p>
      <text:p text:style-name="Standard"/>
      <text:p text:style-name="Standard">Object Oriented Programming – Java OOPs Concepts With Examples</text:p>
      <text:p text:style-name="Standard"><text:a xlink:type="simple" xlink:href="https://www.edureka.co/blog/object-oriented-programming/" text:style-name="Internet_20_link" text:visited-style-name="Visited_20_Internet_20_Link">https://www.edureka.co/blog/object-oriented-programming/</text:a></text:p>
      <text:p text:style-name="Standard"/>
      <text:p text:style-name="P1">I’m really vague on this these days. It’s been a long while since I’ve thought about object orientated programming, and we didn’t use it much at work, most of work being procedural. My very basic understanding was that it was similar to an “array” that contained variables that related together for the initial object. The object could be passed to different functions as needed, or it could be isolated and remain unchanged. </text:p>
      <text:p text:style-name="P1"/>
      <text:p text:style-name="P1">Inheritance was sort of like a tree. The top of the tree could be very broad, and have option, actions, functions. Then you picked a subclass and that brought you a branch down the tree. Then you picked a function or another sub-branch, and you continued narrowing down to your root action. <text:s/>I remember the object being referenced as “this.addXandY()” or “this.subtractXandY()” <text:s/>where this is the object you want to perform an action on, and the second part “addXandY” is the built in action or function that you’ve written. </text:p>
      <text:p text:style-name="P1"/>
      <text:p text:style-name="P1">Python does not by default have OOP built into it (or originally it didn’t) I haven’t done enough research to see if it’s been updated recently, or if extensions/functions were added to give it more flexibility. </text:p>
      <text:p text:style-name="P1"/>
      <text:p text:style-name="P1">When OOP was first starting some languages like PHP, C++, and C would use arrays like objects and the programmers would write the code as if they were true objects. Creating rules about how the arrays and functions should be used. However the compiler and interpreter didn’t have those rules for inheritance, or encapsulation protection build int. </text:p>
      <text:p text:style-name="P1"/>
      <text:p text:style-name="P1">I believe Java was one of the first languages that had the built in OOP support and functionality at least for encapsulation and inheritance. I think we also had the ability to override default or builtin functions with our own code, or extend existing functions to have more features.</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11T22:36:11.426679101</meta:creation-date>
    <dc:date>2018-11-11T23:04:37.309892478</dc:date>
    <dc:creator>E S</dc:creator>
    <meta:editing-duration>PT12M5S</meta:editing-duration>
    <meta:editing-cycles>1</meta:editing-cycles>
    <meta:document-statistic meta:table-count="0" meta:image-count="0" meta:object-count="0" meta:page-count="1" meta:paragraph-count="9" meta:word-count="348" meta:character-count="2194" meta:non-whitespace-character-count="1846"/>
    <meta:generator>LibreOffice/6.0.6.2$Linux_X86_64 LibreOffice_project/00m0$Build-2</meta:generator>
  </office:meta>
</office:document-meta>
</file>